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lumnRowMapperTests.useDefaul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ngleColumnRowMapperTests.useCustom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ngleColumnRowMapperTests.doesNotUse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LocalDateTime.MyLocalDateTime( LocalDateTi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